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east Mo. St. (5-5)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14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maha (3-7)</text:p>
          </table:table-cell>
          <table:table-cell office:value-type="string">
            <text:p>23</text:p>
          </table:table-cell>
          <table:table-cell office:value-type="string">
            <text:p>30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east Mo.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20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156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.21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42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</table:table-row>
      </table:table>
      <table:table table:name="Sheet 2">
        <table:table-row>
          <table:table-cell office:value-type="string">
            <text:p>Southeast Mo.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ORNOFF, Keega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DAMS, Maggi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GEARRING, Krissa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ION, All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ILBRUCK, Haley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BERNS, Krista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RIMM, Madelin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LESS, Mari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UHLMANN, Mikayla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OGGETTO, Emily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BAJARE, Madara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-.25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HENKELMAN, Alli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LARKE, Nzingha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23</text:p>
          </table:table-cell>
          <table:table-cell office:value-type="string">
            <text:p>124</text:p>
          </table:table-cell>
          <table:table-cell office:value-type="string">
            <text:p>.153</text:p>
          </table:table-cell>
          <table:table-cell office:value-type="string">
            <text:p>36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62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5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36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2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3</text:p>
          </table:table-cell>
          <table:table-cell office:value-type="string">
            <text:p>29</text:p>
          </table:table-cell>
          <table:table-cell office:value-type="string">
            <text:p>145</text:p>
          </table:table-cell>
          <table:table-cell office:value-type="string">
            <text:p>.234</text:p>
          </table:table-cell>
          <table:table-cell office:value-type="string">
            <text:p>56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49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